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officeooo:rsid="00395921" officeooo:paragraph-rsid="0040ef05"/>
    </style:style>
    <style:style style:name="P12" style:family="paragraph" style:parent-style-name="Text_20_body">
      <style:paragraph-properties fo:text-align="justify" style:justify-single-word="false"/>
      <style:text-properties officeooo:rsid="0040ef05" officeooo:paragraph-rsid="0040ef05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8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itulo">
      <style:text-properties officeooo:paragraph-rsid="00395921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fo:color="#999966" officeooo:rsid="00455d15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40ef05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43c19f" style:font-size-asian="24pt" style:font-weight-asian="bold" style:font-size-complex="24pt" style:font-weight-complex="bold"/>
    </style:style>
    <style:style style:name="T15" style:family="text">
      <style:text-properties officeooo:rsid="003bef7a"/>
    </style:style>
    <style:style style:name="T16" style:family="text">
      <style:text-properties style:text-underline-style="solid" style:text-underline-width="auto" style:text-underline-color="font-color" fo:font-weight="bold" officeooo:rsid="003bef7a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40ef05" style:font-weight-asian="bold" style:font-weight-complex="bold"/>
    </style:style>
    <style:style style:name="T18" style:family="text">
      <style:text-properties officeooo:rsid="0040ef05"/>
    </style:style>
    <style:style style:name="T19" style:family="text">
      <style:text-properties officeooo:rsid="0043c19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2" text:name="NumeroTema"/>
        <text:user-field-decl office:value-type="string" office:string-value="Bibliotecas útiles de Javascript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1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4">UD</text:span><text:span text:style-name="T10"> </text:span><text:span text:style-name="T12">1</text:span><text:span text:style-name="T13">2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Bibliotecas útiles de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P16">Sergio García Barea</text:p>
      <text:p text:style-name="P15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8">201<text:span text:style-name="T19">9</text:span>/20<text:span text:style-name="T19">20</text:span></text:p>
      <text:p text:style-name="P17"><text:tab/><text:tab/><text:tab/><text:tab/><text:tab/><text:tab/><text:tab/><text:tab/><text:tab/><text:tab/>Versión:<text:date style:data-style-name="N104" text:date-value="2019-10-14T17:49:03.119681440">191014</text:date>.<text:time style:data-style-name="N105" text:time-value="2019-10-14T17:49:03.119916552">1749</text:time></text:p>
      <text:p text:style-name="P3"><text:soft-page-break/></text:p>
      <text:p text:style-name="P10">Licencia</text:p>
      <text:p text:style-name="Standard"/>
      <text:p text:style-name="P14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3"/>
      <text:p text:style-name="Notas_20_Informativas"><text:span text:style-name="T4"> </text:span>Atención</text:p>
      <text:p text:style-name="P13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Boletín de ejercicios<text:tab/>3</text:p>
        </text:index-body>
      </text:table-of-content>
      <text:p text:style-name="Standard"/>
      <text:p text:style-name="P22"/>
      <text:p text:style-name="Standard"/>
      <text:p text:style-name="Standard"/>
      <text:p text:style-name="P19">UD<text:user-field-get text:name="NumeroTema">12</text:user-field-get>. <text:user-field-get text:name="Tema">Bibliotecas útiles de Javascript</text:user-field-get></text:p>
      <text:h text:style-name="P23" text:outline-level="1">Boletín de ejercicios </text:h>
      <text:p text:style-name="P12">Prueba y entiende todos los ejemplos planteados. Si tienes dudas utiliza el foro.</text:p>
      <text:p text:style-name="P11"><text:span text:style-name="T18">Con lo aprendido, realiza al menos un ejemplo propio tuyo de cada biblioteca</text:span> </text:p>
      <text:p text:style-name="P11"><text:span text:style-name="T16">¡Comparte tus </text:span><text:span text:style-name="T17">nuevos ejemplos</text:span><text:span text:style-name="T16"> en el foro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455d15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2" text:name="NumeroTema"/>
          <text:user-field-decl office:value-type="string" office:string-value="Bibliotecas útiles de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Bibliotecas útiles de Javascript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2H8M21S</meta:editing-duration>
    <meta:editing-cycles>38</meta:editing-cycles>
    <meta:generator>LibreOffice/6.3.2.2$Linux_X86_64 LibreOffice_project/30$Build-2</meta:generator>
    <dc:title>Plantilla CEED</dc:title>
    <dc:date>2019-10-14T17:49:02.997640371</dc:date>
    <meta:document-statistic meta:table-count="0" meta:image-count="2" meta:object-count="0" meta:page-count="3" meta:paragraph-count="27" meta:word-count="160" meta:character-count="1084" meta:non-whitespace-character-count="928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